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E0000001EDF897D5FCDAFC20A.png" manifest:media-type="image/png"/>
  <manifest:file-entry manifest:full-path="Pictures/100000000000001E0000001E7FDB41C0AB58F7B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salization Rg" svg:font-family="'Nasalization Rg'" style:font-adornments="Regular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14.74cm"/>
    </style:style>
    <style:style style:name="gr2" style:family="graphic" style:parent-style-name="standard">
      <style:graphic-properties draw:stroke="none" svg:stroke-color="#000000" draw:fill="none" draw:fill-color="#ffffff" fo:min-height="5.031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Nasalization Rg" fo:font-size="60pt" style:font-size-asian="18pt" style:font-size-complex="18pt"/>
    </style:style>
    <style:style style:name="P3" style:family="paragraph">
      <loext:graphic-properties draw:fill="none" draw:fill-color="#ffffff"/>
      <style:text-properties fo:color="#ffffff" style:font-name="Nasalization Rg" fo:font-size="60pt" fo:font-weight="normal" style:font-size-asian="18pt" style:font-size-complex="18pt"/>
    </style:style>
    <style:style style:name="T1" style:family="text">
      <style:text-properties fo:color="#ffffff" style:font-name="Nasalization Rg" fo:font-size="6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5.0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4.23cm" svg:height="5.281cm" svg:x="2.391cm" svg:y="0.492cm">
          <draw:text-box>
            <text:p text:style-name="P2"><text:span text:style-name="T1">UFO GAME</text:span></text:p>
          </draw:text-box>
        </draw:frame>
        <draw:frame draw:style-name="gr3" draw:text-style-name="P1" draw:layer="layout" svg:width="1.565cm" svg:height="1.565cm" svg:x="5.658cm" svg:y="1.086cm">
          <draw:image xlink:href="Pictures/100000000000001E0000001E7FDB41C0AB58F7BF.png" xlink:type="simple" xlink:show="embed" xlink:actuate="onLoad">
            <text:p/>
          </draw:image>
        </draw:frame>
        <draw:frame draw:style-name="gr3" draw:text-style-name="P1" draw:layer="layout" svg:width="1.057cm" svg:height="1.057cm" svg:x="0.619cm" svg:y="0.451cm">
          <draw:image xlink:href="Pictures/100002010000001E0000001EDF897D5FCDAFC20A.png" xlink:type="simple" xlink:show="embed" xlink:actuate="onLoad">
            <text:p/>
          </draw:image>
        </draw:frame>
        <draw:frame draw:style-name="gr3" draw:text-style-name="P1" draw:layer="layout" svg:width="1.057cm" svg:height="1.057cm" svg:x="1.889cm" svg:y="3.499cm">
          <draw:image xlink:href="Pictures/100002010000001E0000001EDF897D5FCDAFC20A.png" xlink:type="simple" xlink:show="embed" xlink:actuate="onLoad">
            <text:p/>
          </draw:image>
        </draw:frame>
        <draw:frame draw:style-name="gr3" draw:text-style-name="P1" draw:layer="layout" svg:width="1.057cm" svg:height="1.057cm" svg:x="13.786cm" svg:y="2.905cm">
          <draw:image xlink:href="Pictures/100002010000001E0000001EDF897D5FCDAFC20A.png" xlink:type="simple" xlink:show="embed" xlink:actuate="onLoad">
            <text:p/>
          </draw:image>
        </draw:frame>
        <draw:frame draw:style-name="gr3" draw:text-style-name="P1" draw:layer="layout" svg:width="1.057cm" svg:height="1.057cm" svg:x="9.087cm" svg:y="0.011cm">
          <draw:image xlink:href="Pictures/100002010000001E0000001EDF897D5FCDAFC20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salization Rg" svg:font-family="'Nasalization Rg'" style:font-adornments="Regular" style:font-pitch="variable"/>
    <style:font-face style:name="Century Schoolbook L" svg:font-family="'Century Schoolbook L'" style:font-family-generic="roman" style:font-pitch="variable"/>
    <style:font-face style:name="Century Schoolbook L1" svg:font-family="'Century Schoolbook L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8T21:23:53.802985876</meta:creation-date>
    <meta:editing-duration>PT26M30S</meta:editing-duration>
    <meta:editing-cycles>2</meta:editing-cycles>
    <meta:generator>LibreOffice/5.1.4.2$Linux_X86_64 LibreOffice_project/10m0$Build-2</meta:generator>
    <dc:date>2016-12-08T22:09:24.092252322</dc:date>
    <meta:document-statistic meta:object-count="7"/>
  </office:meta>
</office:document-meta>
</file>